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color="#0047ff" style:font-name="Verdana" fo:font-size="20pt" style:font-size-asian="20pt" style:font-size-complex="20pt"/>
    </style:style>
    <style:style style:name="P5" style:family="paragraph" style:parent-style-name="Standard">
      <style:paragraph-properties fo:text-align="center" style:justify-single-word="false"/>
      <style:text-properties fo:color="#0047ff" style:font-name="Verdana"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color="#0047ff" style:font-name="Verdana"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Standard">
      <style:paragraph-properties fo:text-align="start" style:justify-single-word="false"/>
      <style:text-properties style:use-window-font-color="true" style:font-name="Verdana" fo:font-size="14pt" style:text-underline-style="none" fo:font-weight="normal"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fo:color="#0047ff" style:font-name="Verdana"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paragraph-properties fo:text-align="start" style:justify-single-word="false"/>
      <style:text-properties fo:color="#0047ff" style:font-name="Verdana" fo:font-size="15pt" style:text-underline-style="solid" style:text-underline-width="auto" style:text-underline-color="font-color" fo:font-weight="bold"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Verdana" fo:font-size="13pt" style:font-size-asian="13pt" style:font-size-complex="13pt"/>
    </style:style>
    <style:style style:name="P11" style:family="paragraph" style:parent-style-name="Standard">
      <style:paragraph-properties fo:text-align="start" style:justify-single-word="false"/>
      <style:text-properties style:font-name="Verdana" fo:font-size="13pt" style:font-size-asian="13pt" style:font-size-complex="13pt"/>
    </style:style>
    <style:style style:name="P12" style:family="paragraph" style:parent-style-name="Standard" style:list-style-name="L1">
      <style:paragraph-properties fo:text-align="start" style:justify-single-word="false"/>
      <style:text-properties style:font-name="Verdana" fo:font-size="13pt" style:font-size-asian="13pt" style:font-size-complex="13pt"/>
    </style:style>
    <style:style style:name="P13" style:family="paragraph" style:parent-style-name="Standard" style:list-style-name="L1">
      <style:paragraph-properties fo:text-align="start" style:justify-single-word="false"/>
      <style:text-properties style:font-name="Verdana" fo:font-size="13pt" fo:font-style="italic" style:font-size-asian="13pt" style:font-style-asian="italic" style:font-size-complex="13pt" style:font-style-complex="italic"/>
    </style:style>
    <style:style style:name="P14" style:family="paragraph" style:parent-style-name="Standard">
      <style:paragraph-properties fo:text-align="center"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Verdana" fo:font-size="15pt" style:text-underline-style="solid" style:text-underline-width="auto" style:text-underline-color="font-color" fo:font-weight="bold" style:font-size-asian="15pt" style:font-weight-asian="bold" style:font-size-complex="15pt" style:font-weight-complex="bold"/>
    </style:style>
    <style:style style:name="P16" style:family="paragraph" style:parent-style-name="Standard">
      <style:paragraph-properties fo:text-align="start" style:justify-single-word="false"/>
      <style:text-properties style:font-name="Verdana" fo:font-size="14pt" style:font-size-asian="14pt" style:font-size-complex="14pt"/>
    </style:style>
    <style:style style:name="P17" style:family="paragraph" style:parent-style-name="Standard">
      <style:paragraph-properties fo:text-align="justify" style:justify-single-word="false"/>
      <style:text-properties style:use-window-font-color="true" style:font-name="Verdana" fo:font-size="15pt" style:text-underline-style="none" fo:font-weight="normal" style:font-size-asian="15pt" style:font-weight-asian="normal" style:font-size-complex="15pt" style:font-weight-complex="normal"/>
    </style:style>
    <style:style style:name="P18" style:family="paragraph" style:parent-style-name="Standard">
      <style:paragraph-properties fo:text-align="justify" style:justify-single-word="false"/>
      <style:text-properties style:use-window-font-color="true" style:font-name="Verdana" fo:font-size="14pt" style:text-underline-style="none" fo:font-weight="normal"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use-window-font-color="true" style:font-name="Verdana" fo:font-size="14pt" style:text-underline-style="none" fo:font-weight="normal"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style:use-window-font-color="true" style:font-name="Verdana" fo:font-size="14pt" style:text-underline-style="none" fo:font-weight="normal" style:font-size-asian="12.25pt" style:font-weight-asian="normal" style:font-size-complex="14pt" style:font-weight-complex="normal"/>
    </style:style>
    <style:style style:name="T1" style:family="text">
      <style:text-properties style:font-name="Verdana" fo:font-size="13pt" style:font-size-asian="13pt" style:font-size-complex="13pt"/>
    </style:style>
    <style:style style:name="T2" style:family="text">
      <style:text-properties style:font-name="Verdana" fo:font-size="14pt" style:font-size-asian="14pt" style:font-size-complex="14pt"/>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6.944cm" svg:y="13.287cm" svg:width="7.47cm" svg:height="8.019cm" draw:z-index="0">
        <draw:image xlink:href="http://josselin.lv.free.fr/PHOTOS/logo_sport.jpg" xlink:type="simple" xlink:show="embed" xlink:actuate="onLoad"/>
      </draw:frame>
      <draw:frame draw:style-name="fr1" draw:name="images2" text:anchor-type="page" text:anchor-page-number="1" svg:x="13.951cm" svg:y="2.141cm" svg:width="4.955cm" svg:height="4.955cm" draw:z-index="1">
        <draw:image xlink:href="http://www.tech-orleans.fr/upload/actualites/images/clip_image002_1.gif" xlink:type="simple" xlink:show="embed" xlink:actuate="onLoad"/>
      </draw:fram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4"/>
      <text:p text:style-name="P4"/>
      <text:p text:style-name="P5">Cahier des charges </text:p>
      <text:p text:style-name="P5">Projet création d'un générateur de Site Sportif</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4">Sommaire</text:p>
      <text:p text:style-name="P15"/>
      <text:p text:style-name="P15"/>
      <text:p text:style-name="P6">Introduction</text:p>
      <text:p text:style-name="P11"/>
      <text:p text:style-name="P11"/>
      <text:p text:style-name="P6">I-Répartition des tâches</text:p>
      <text:p text:style-name="P11"><text:tab/></text:p>
      <text:p text:style-name="P2"><text:span text:style-name="T1"><text:tab/></text:span><text:span text:style-name="T2">a) Programmation du générateur </text:span></text:p>
      <text:p text:style-name="P16"/>
      <text:p text:style-name="P16"><text:tab/>b) Interface Administration du Site</text:p>
      <text:p text:style-name="P16"/>
      <text:p text:style-name="P16"><text:tab/>c) Interface utilisateur du Site</text:p>
      <text:p text:style-name="P2"/>
      <text:p text:style-name="P2"/>
      <text:p text:style-name="P2"><text:tab/><text:span text:style-name="T2">d) Responsable</text:span></text:p>
      <text:p text:style-name="P2"/>
      <text:p text:style-name="P6">II-Détails des tâches à effectuées</text:p>
      <text:p text:style-name="P11"><text:tab/></text:p>
      <text:p text:style-name="P16"><text:tab/>a) Les Attentes </text:p>
      <text:list xml:id="list11367285791" text:style-name="L1">
        <text:list-item>
          <text:list>
            <text:list-item>
              <text:list>
                <text:list-item>
                  <text:list>
                    <text:list-item>
                      <text:list>
                        <text:list-header>
                          <text:p text:style-name="P12"/>
                        </text:list-header>
                        <text:list-item>
                          <text:p text:style-name="P13">générateur</text:p>
                        </text:list-item>
                        <text:list-item>
                          <text:p text:style-name="P13">Administration</text:p>
                        </text:list-item>
                        <text:list-item>
                          <text:p text:style-name="P13">Interface</text:p>
                          <text:p text:style-name="P12"/>
                        </text:list-item>
                      </text:list>
                    </text:list-item>
                  </text:list>
                </text:list-item>
              </text:list>
            </text:list-item>
          </text:list>
        </text:list-item>
      </text:list>
      <text:p text:style-name="P16"><text:tab/>b) Les améliorations possibles<text:tab/></text:p>
      <text:p text:style-name="P16"/>
      <text:p text:style-name="P16"/>
      <text:p text:style-name="P6">III-Dépôt et convention</text:p>
      <text:p text:style-name="P11"/>
      <text:p text:style-name="P2"><text:span text:style-name="T1"><text:tab/></text:span><text:span text:style-name="T2">a) Git et Github</text:span></text:p>
      <text:p text:style-name="P16"/>
      <text:p text:style-name="P16"><text:tab/>b) Convention des appellation de variables</text:p>
      <text:p text:style-name="P16"/>
      <text:p text:style-name="P16"><text:tab/>c) Délai</text:p>
      <text:p text:style-name="P16"/>
      <text:p text:style-name="P16"/>
      <text:p text:style-name="P6">IV-Bilan</text:p>
      <text:p text:style-name="P15"/>
      <text:p text:style-name="P15"/>
      <text:p text:style-name="P15"><text:soft-page-break/></text:p>
      <text:p text:style-name="P15"/>
      <text:p text:style-name="P15"/>
      <text:p text:style-name="P6"/>
      <text:p text:style-name="P6"/>
      <text:p text:style-name="P6">Introduction</text:p>
      <text:p text:style-name="P15"/>
      <text:p text:style-name="P17"/>
      <text:p text:style-name="P17"/>
      <text:p text:style-name="P17"/>
      <text:p text:style-name="P18">Nous avons obtenu de la part d'un client un projet intéressant. Celui ci va nous obliger à mettre en œuvre la plupart de nos connaissances pour arriver a un résultat plus qu'honorable.</text:p>
      <text:p text:style-name="P18"/>
      <text:p text:style-name="P18">L'objectif de ce projet est de créer une application web permettant au personnes qui le souhaitent de créer leur site web sportif sans écrire la moindre ligne de code.</text:p>
      <text:p text:style-name="P18"/>
      <text:p text:style-name="P18">Pour mettre en œuvre ce projet nous avons une équipe de huit développeur. Nous utiliseront les outils de versionnage pour que notre programme soit le plus propre possible.</text:p>
      <text:p text:style-name="P18">Des délais seront fixé pour que le projet avance et soit finis le plus rapidement et le plus simplement possible. Des réunions seront fixé chaque semaine pour permettre de discuter des problème, des résolutions à mettre en place. A l 'issu de chaque réunion un récapitulatif sera envoyer a chacun des développeur pour plus de clarté.</text:p>
      <text:p text:style-name="P18"/>
      <text:p text:style-name="P18">Pour finir je souhaiterai que chaque fonction soit accompagné de son test unitair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6">I-Répartition des tâches</text:p>
      <text:p text:style-name="P6"/>
      <text:p text:style-name="P7">Le travail a effectué est découpé en trois partis que nous avons définis lors de notre premières réunion. </text:p>
      <text:p text:style-name="P7"/>
      <text:p text:style-name="P7">a) Programmation du générateur</text:p>
      <text:p text:style-name="P7"><text:tab/></text:p>
      <text:p text:style-name="P7"><text:tab/>Cette tâche consiste en la création du logiciel au niveau de ce <text:tab/>qui ne se voit pas. Elle sera la gestion de la base de données, <text:tab/>la gestion des formulaire... Cette tâche englobera du PHP, du <text:tab/>HTML5, CSS3 mais aussi du SQL pour implémenter la base de <text:tab/>donner du site.</text:p>
      <text:p text:style-name="P7"/>
      <text:p text:style-name="P7"><text:tab/>Les développeur charger de la programmation en PHP, HTML et <text:tab/>CSS sont Guillaume Gas et Yohan Garnier.</text:p>
      <text:p text:style-name="P7"><text:tab/>Le développeur charger du SQL est Cyprien Degeorge.</text:p>
      <text:p text:style-name="P7"/>
      <text:p text:style-name="P7"/>
      <text:p text:style-name="P7">b)Interface Administration du Site</text:p>
      <text:p text:style-name="P7"/>
      <text:p text:style-name="P7"><text:tab/>Cette Interface est celle que l'utilisateur ayant créer le site <text:tab/>pourra consulter pour modifier les information présente sur <text:tab/>son site. Dans la tâche qui a été assigner les développeur <text:tab/>devront uniquement s'occuper de la présentation de l'interface <text:tab/>sans trop se préoccuper du code PHP qui leur sera fourni par la <text:tab/>première équipe.</text:p>
      <text:p text:style-name="P7"/>
      <text:p text:style-name="P7"><text:tab/>Les deux développeur sont Nicolas Gaurin et Thomas Buchet.</text:p>
      <text:p text:style-name="P7"/>
      <text:p text:style-name="P7">c) Interface Utilisateur du Site</text:p>
      <text:p text:style-name="P7"/>
      <text:p text:style-name="P7"><text:tab/>Cette tâche ressemble beaucoup à celle décrite <text:tab/>précédemment. Elle consiste en la création d'un code html et <text:tab/>css de base (théoriquement modifiable par l'administrateur du <text:tab/>site). L'interface ainsi crée sera utiliser par toute personne qui <text:tab/>consultera le site générer par notre application. </text:p>
      <text:p text:style-name="P7"/>
      <text:p text:style-name="P7"><text:tab/>Les deux développeur assigné a cette tâche sont César <text:tab/>Récoché et Guillaume Dos santos</text:p>
      <text:p text:style-name="P7"/>
      <text:p text:style-name="P7"><text:soft-page-break/></text:p>
      <text:p text:style-name="P7"/>
      <text:p text:style-name="P7">d) Responsable</text:p>
      <text:p text:style-name="P7"/>
      <text:p text:style-name="P7"><text:tab/>Une quatrième et dernière tâche a été définis. Elle consiste en <text:tab/>la rédaction du cahier des charges, la communication entre les <text:tab/>équipes. Le développeur en charge de cette tâche devra avoir <text:tab/>une vision d'ensemble du projet pour pouvoir répondre au <text:tab/>différente question des équipes. Il devra aussi gérer le dépôt <text:tab/>de vérsionnage.</text:p>
      <text:p text:style-name="P7"/>
      <text:p text:style-name="P7"><text:tab/>Le développeur est Émile Cadore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II-Détails des Tâches à effectuées</text:p>
      <text:p text:style-name="P6"/>
      <text:p text:style-name="P7">//a fair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III-Dépôt et convention</text:p>
      <text:p text:style-name="P6"/>
      <text:p text:style-name="P6"/>
      <text:p text:style-name="P7">a) Git et Github</text:p>
      <text:p text:style-name="P7"/>
      <text:p text:style-name="P20"><text:tab/>Comme vous avez pu le constater nous avons crée un dépôt sur site de versionnage Github. Celui ci nous donne la possibilité de versionner notre projet tout en ordonnant les tâches. Le système de versionnage utiliser par ce site est git, j'invite donc les personnes qui ne connaisse pas ce système à lire de la documentation pour pouvoir l'utiliser sans faire de fausse manipulation et détruire le dépôt de l'équipe.</text:p>
      <text:p text:style-name="P20">Le dépôt devra contenir un dossier trunk qui sera lui même découper en plusieurs dossier (les sources, les scripts...).</text:p>
      <text:p text:style-name="P20">Toute les tentative non-essentiel au projet ou pas forcement sécurisé se feront uniquement dans le dossier test qui sera placer lui aussi à la racine.</text:p>
      <text:p text:style-name="P20"/>
      <text:p text:style-name="P20"/>
      <text:p text:style-name="P20">b) Convention des appellations de variable</text:p>
      <text:p text:style-name="P20"/>
      <text:p text:style-name="P20">i) le php</text:p>
      <text:p text:style-name="P20"/>
      <text:p text:style-name="P20"><text:tab/>Les indentations doivent permettre un lisibilité du code correct, pas de retour a la ligne avant un {, les } doivent être sur une ligne seul.</text:p>
      <text:p text:style-name="P20"/>
      <text:p text:style-name="P20">Exemple : if(machin){</text:p>
      <text:p text:style-name="P20"><text:tab/><text:tab/><text:tab/>echo bidule ;</text:p>
      <text:p text:style-name="P20"><text:tab/> <text:tab/> <text:s/>}</text:p>
      <text:p text:style-name="P20"><text:tab/>Les conditions qui n'engendre qu'une seule ligne de code doivent tout de même avoir des {};</text:p>
      <text:p text:style-name="P20"><text:tab/></text:p>
      <text:p text:style-name="P20"><text:tab/>Les noms de classe ne doivent contenir que des caractères alphanumérique( pas de _). Les fonction, les méthodes et les variable doivent respecter les même normes. La seul exception a cette règle sont les variables de classe qui doivent toute commence par un m_ (abréviation de my).</text:p>
      <text:p text:style-name="P20"/>
      <text:p text:style-name="P20"><text:tab/>Les constantes commence par un _ et un _ sépare chacun des mot de cette constante. Elle doivent être entièrement en majuscule. </text:p>
      <text:p text:style-name="P20">exemple: _URL_SITE.</text:p>
      <text:p text:style-name="P20"><text:soft-page-break/></text:p>
      <text:p text:style-name="P20"/>
      <text:p text:style-name="P20"><text:tab/>Il est interdit de mettre de commentaire de séparation entre les morceau de code </text:p>
      <text:p text:style-name="P20">Exemple :</text:p>
      <text:p text:style-name="P20">////////////////////////////////////////START</text:p>
      <text:p text:style-name="P20"/>
      <text:p text:style-name="P20">Ceci ne doit surtout pas apparaître.</text:p>
      <text:p text:style-name="P20"/>
      <text:p text:style-name="P20">ii) le html et le css</text:p>
      <text:p text:style-name="P20"/>
      <text:p text:style-name="P20">le html doit avoir des balise écrites en majuscule pour pouvoir bien les distingué du reste du code. </text:p>
      <text:p text:style-name="P20"/>
      <text:p text:style-name="P20">Attention: l'utilisation de code css a l’intérieur de fichier html est à proscrire. </text:p>
      <text:p text:style-name="P20">Le code css devra respecte les même normes d'appellation que le php, ainsi que les même normes d'accolade.</text:p>
      <text:p text:style-name="P20"/>
      <text:p text:style-name="P20">iii) Le SQL</text:p>
      <text:p text:style-name="P20"/>
      <text:p text:style-name="P20"><text:tab/>Les nom de tables SQL (même si la casse n'est pas comptabilisé) doivent être uniquement en majuscule. Les attributs doivent commencer pas une majuscule et avoir une majuscule a chaque nouveau mot commencé. Exemple : NumEtudiant.</text:p>
      <text:p text:style-name="P20"/>
      <text:p text:style-name="P20"/>
      <text:p text:style-name="P20">Bilan : Chaque personne qui ne respectent pas les normes aura une étoile à chaque norme violé.</text:p>
      <text:p text:style-name="P20"/>
      <text:p text:style-name="P20">3) Les Délais</text:p>
      <text:p text:style-name="P20"/>
      <text:p text:style-name="P20"><text:s/>Comme Github nous le permet nous allons utiliser le système de milestone et de issues. Un milestone est une étape a longue durée qui comporte plusieur issues. On peut lui donner une date limite.</text:p>
      <text:p text:style-name="P20">Les issues quand à elle sont des devoir que chaque developpeur à qui sont assigné ces issues devront remplir. Une fois une issues terminer le milestone associé va progresser en pourcentage.</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0:21:29</meta:creation-date>
    <dc:date>2013-12-11T19:57:45</dc:date>
    <meta:editing-duration>PT16M43S</meta:editing-duration>
    <meta:editing-cycles>2</meta:editing-cycles>
    <meta:generator>LibreOffice/3.5$Linux_X86_64 LibreOffice_project/350m1$Build-2</meta:generator>
    <meta:document-statistic meta:table-count="0" meta:image-count="2" meta:object-count="0" meta:page-count="8" meta:paragraph-count="76" meta:word-count="968" meta:character-count="5938" meta:non-whitespace-character-count="4977"/>
  </office:meta>
</office:document-meta>
</file>